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end" style:justify-single-word="false" style:writing-mode="lr-tb"/>
      <style:text-properties fo:color="#000000" style:font-name="Arial" fo:font-size="10pt" fo:language="de" fo:country="DE" fo:font-style="italic" fo:font-weight="normal" officeooo:rsid="000e1baa" officeooo:paragraph-rsid="00095a4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style:font-name="Arial" fo:font-size="10pt" officeooo:paragraph-rsid="00095a42" style:font-size-asian="10pt" style:font-size-complex="10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color="#000000" style:font-name="Arial" fo:font-size="10pt" fo:font-style="italic" fo:font-weight="normal" officeooo:rsid="000e1baa" officeooo:paragraph-rsid="00095a42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end" style:justify-single-word="false" style:writing-mode="lr-tb"/>
      <style:text-properties fo:color="#ff6633" style:font-name="Arial" fo:font-size="10pt" officeooo:rsid="00122907" officeooo:paragraph-rsid="00095a42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/>
      <style:text-properties style:font-name="Arial" fo:font-size="10pt" fo:font-style="italic" officeooo:paragraph-rsid="00095a42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fo:font-size="10pt" officeooo:paragraph-rsid="00095a42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text-align="end" style:justify-single-word="false"/>
      <style:text-properties fo:color="#ff0000" style:font-name="Arial" fo:font-size="10pt" fo:font-style="italic" officeooo:paragraph-rsid="00095a42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/>
      <style:text-properties fo:color="#000000" style:font-name="Arial" fo:font-size="10pt" fo:font-style="italic" officeooo:paragraph-rsid="00095a42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margin-top="0in" fo:margin-bottom="0in" loext:contextual-spacing="false" fo:text-align="end" style:justify-single-word="false"/>
      <style:text-properties fo:color="#000000" style:font-name="Arial" fo:font-size="10pt" fo:language="de" fo:country="DE" fo:font-style="italic" officeooo:paragraph-rsid="00095a42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Arial" fo:font-size="10pt" officeooo:paragraph-rsid="00095a42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color="#0000ff" style:font-name="Arial" fo:font-size="10pt" fo:font-style="italic" fo:font-weight="normal" officeooo:rsid="000e1baa" officeooo:paragraph-rsid="000a68f0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margin-top="0in" fo:margin-bottom="0in" loext:contextual-spacing="false" fo:text-align="end" style:justify-single-word="false" style:writing-mode="lr-tb"/>
      <style:text-properties fo:color="#0000ff" style:font-name="Arial" fo:font-size="10pt" fo:font-style="italic" fo:font-weight="normal" officeooo:rsid="000e1baa" officeooo:paragraph-rsid="000a68f0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color="#0000ff"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in" loext:contextual-spacing="false" fo:text-align="end" style:justify-single-word="false" style:writing-mode="lr-tb"/>
      <style:text-properties fo:color="#0000ff"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margin-top="0in" fo:margin-bottom="0in" loext:contextual-spacing="false" fo:text-align="end" style:justify-single-word="false" style:writing-mode="lr-tb"/>
      <style:text-properties fo:color="#0000ff" style:font-name="Arial" fo:font-size="10pt" fo:language="de" fo:country="DE" fo:font-style="italic" officeooo:paragraph-rsid="000a68f0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in" fo:margin-bottom="0in" loext:contextual-spacing="false" fo:text-align="end" style:justify-single-word="false" style:writing-mode="lr-tb"/>
      <style:text-properties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in" loext:contextual-spacing="false" fo:text-align="end" style:justify-single-word="false" style:writing-mode="lr-tb"/>
      <style:text-properties style:font-name="Arial" fo:font-size="10pt" fo:language="de" fo:country="DE" fo:font-style="italic" officeooo:paragraph-rsid="000a68f0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in" loext:contextual-spacing="false" fo:text-align="end" style:justify-single-word="false" style:writing-mode="lr-tb"/>
      <style:text-properties fo:color="#000000" style:font-name="Arial" fo:font-size="10pt" fo:font-style="italic" fo:font-weight="bold" officeooo:rsid="000e1baa" officeooo:paragraph-rsid="000a68f0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color="#000000" style:font-name="Arial" fo:font-size="10pt" fo:font-style="italic" officeooo:rsid="000e1baa" officeooo:paragraph-rsid="000a68f0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in" loext:contextual-spacing="false" fo:text-align="end" style:justify-single-word="false" style:writing-mode="lr-tb"/>
      <style:text-properties fo:color="#000000" style:font-name="Arial" fo:font-size="10pt" fo:language="de" fo:country="DE" fo:font-style="italic" fo:font-weight="normal" officeooo:rsid="000e1baa" officeooo:paragraph-rsid="000a68f0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paragraph-properties fo:margin-top="0in" fo:margin-bottom="0in" loext:contextual-spacing="false" fo:text-align="end" style:justify-single-word="false" style:writing-mode="lr-tb"/>
      <style:text-properties officeooo:paragraph-rsid="000a68f0"/>
    </style:style>
    <style:style style:name="P23" style:family="paragraph" style:parent-style-name="Standard">
      <style:paragraph-properties fo:margin-top="0in" fo:margin-bottom="0in" loext:contextual-spacing="false" fo:text-align="end" style:justify-single-word="false"/>
      <style:text-properties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in" loext:contextual-spacing="false" fo:text-align="start" style:justify-single-word="false"/>
      <style:text-properties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in" loext:contextual-spacing="false"/>
      <style:text-properties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loext:contextual-spacing="false" fo:text-align="end" style:justify-single-word="false"/>
      <style:text-properties fo:color="#000000"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loext:contextual-spacing="false" fo:text-align="end" style:justify-single-word="false"/>
      <style:text-properties officeooo:paragraph-rsid="000a68f0"/>
    </style:style>
    <style:style style:name="P28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Arial" fo:font-size="10pt" fo:language="de" fo:country="DE" fo:font-weight="normal" officeooo:paragraph-rsid="000a68f0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color="#000000" style:font-name="Arial" fo:font-size="10pt" fo:language="de" fo:country="DE" fo:font-style="italic" fo:font-weight="bold" officeooo:rsid="000e1baa" officeooo:paragraph-rsid="000a68f0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color="#000000" style:font-name="Arial" fo:font-size="10pt" fo:language="de" fo:country="DE" fo:font-style="italic" fo:font-weight="bold" officeooo:rsid="000a68f0" officeooo:paragraph-rsid="000a68f0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color="#000000" style:font-name="Arial" fo:font-size="10pt" fo:font-style="italic" fo:font-weight="normal" officeooo:rsid="000e1baa" officeooo:paragraph-rsid="00095a42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color="#000000" style:font-name="Arial" fo:font-size="10pt" fo:font-style="italic" fo:font-weight="normal" officeooo:rsid="000e1baa" officeooo:paragraph-rsid="000a68f0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ext_20_body">
      <style:paragraph-properties fo:margin-top="0in" fo:margin-bottom="0in" loext:contextual-spacing="false" fo:text-align="end" style:justify-single-word="false" style:writing-mode="lr-tb"/>
      <style:text-properties fo:color="#000000" style:font-name="Arial" fo:font-size="10pt" fo:font-style="italic" fo:font-weight="normal" officeooo:rsid="000e1baa" officeooo:paragraph-rsid="000a68f0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color="#000000" style:font-name="Arial" fo:font-size="10pt" fo:font-style="italic" fo:font-weight="bold" officeooo:rsid="000e1baa" officeooo:paragraph-rsid="000a68f0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color="#000000" style:font-name="Arial" fo:font-size="10pt" fo:font-style="italic" officeooo:rsid="000e1baa" officeooo:paragraph-rsid="000a68f0" style:font-size-asian="10pt" style:font-style-asian="italic" style:font-size-complex="10pt" style:font-style-complex="italic"/>
    </style:style>
    <style:style style:name="P36" style:family="paragraph" style:parent-style-name="Text_20_body">
      <style:paragraph-properties fo:margin-top="0in" fo:margin-bottom="0in" loext:contextual-spacing="false" fo:text-align="end" style:justify-single-word="false" style:writing-mode="lr-tb"/>
      <style:text-properties fo:color="#000000" style:font-name="Arial" fo:font-size="10pt" fo:language="en" fo:country="US" fo:font-style="italic" fo:font-weight="normal" officeooo:rsid="000e1baa" officeooo:paragraph-rsid="000a68f0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color="#0000ff"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38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39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font-name="Arial" fo:font-size="10pt" fo:language="de" fo:country="DE" fo:font-style="italic" officeooo:paragraph-rsid="000a68f0" style:font-size-asian="10pt" style:font-style-asian="italic" style:font-size-complex="10pt" style:font-style-complex="italic"/>
    </style:style>
    <style:style style:name="P40" style:family="paragraph" style:parent-style-name="Text_20_body">
      <style:paragraph-properties fo:margin-top="0in" fo:margin-bottom="0in" loext:contextual-spacing="false" fo:text-align="end" style:justify-single-word="false"/>
      <style:text-properties style:font-name="Arial" fo:font-size="10pt" fo:language="en" fo:country="US" fo:font-style="italic" officeooo:paragraph-rsid="000a68f0" style:font-size-asian="10pt" style:font-style-asian="italic" style:font-size-complex="10pt" style:font-style-complex="italic"/>
    </style:style>
    <style:style style:name="P41" style:family="paragraph" style:parent-style-name="Text_20_body">
      <style:paragraph-properties fo:margin-top="0in" fo:margin-bottom="0in" loext:contextual-spacing="false"/>
      <style:text-properties style:font-name="Arial" fo:font-size="10pt" fo:language="en" fo:country="US" fo:font-style="italic" officeooo:paragraph-rsid="000a68f0" style:font-size-asian="10pt" style:font-style-asian="italic" style:font-size-complex="10pt" style:font-style-complex="italic"/>
    </style:style>
    <style:style style:name="P42" style:family="paragraph" style:parent-style-name="Text_20_body">
      <style:paragraph-properties fo:margin-top="0in" fo:margin-bottom="0in" loext:contextual-spacing="false" fo:text-align="end" style:justify-single-word="false"/>
      <style:text-properties style:font-name="Arial" fo:font-size="10pt" fo:language="en" fo:country="US" fo:font-style="italic" fo:font-weight="bold" officeooo:paragraph-rsid="000a68f0" style:font-size-asian="10pt" style:font-style-asian="italic" style:font-size-complex="10pt" style:font-style-complex="italic"/>
    </style:style>
    <style:style style:name="P43" style:family="paragraph" style:parent-style-name="Text_20_body">
      <style:paragraph-properties fo:margin-top="0in" fo:margin-bottom="0in" loext:contextual-spacing="false"/>
      <style:text-properties style:font-name="Arial" fo:font-size="10pt" fo:language="en" fo:country="US" fo:font-style="italic" fo:font-weight="bold" officeooo:paragraph-rsid="000a68f0" style:font-size-asian="10pt" style:font-style-asian="italic" style:font-size-complex="10pt" style:font-style-complex="italic"/>
    </style:style>
    <style:style style:name="P44" style:family="paragraph" style:parent-style-name="Text_20_body">
      <style:paragraph-properties fo:margin-top="0in" fo:margin-bottom="0in" loext:contextual-spacing="false" fo:text-align="end" style:justify-single-word="false"/>
      <style:text-properties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45" style:family="paragraph" style:parent-style-name="Text_20_body">
      <style:paragraph-properties fo:margin-top="0in" fo:margin-bottom="0in" loext:contextual-spacing="false"/>
      <style:text-properties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46" style:family="paragraph" style:parent-style-name="Text_20_body">
      <style:paragraph-properties fo:margin-top="0in" fo:margin-bottom="0in" loext:contextual-spacing="false" fo:text-align="end" style:justify-single-word="false"/>
      <style:text-properties style:font-name="Arial" fo:font-size="10pt" fo:font-style="italic" fo:font-weight="bold" officeooo:paragraph-rsid="000a68f0" style:font-size-asian="10pt" style:font-style-asian="italic" style:font-size-complex="10pt" style:font-style-complex="italic"/>
    </style:style>
    <style:style style:name="P47" style:family="paragraph" style:parent-style-name="Text_20_body">
      <style:paragraph-properties fo:margin-top="0in" fo:margin-bottom="0in" loext:contextual-spacing="false"/>
      <style:text-properties style:font-name="Arial" fo:font-size="10pt" fo:font-style="italic" fo:font-weight="bold" officeooo:paragraph-rsid="000a68f0" style:font-size-asian="10pt" style:font-style-asian="italic" style:font-size-complex="10pt" style:font-style-complex="italic"/>
    </style:style>
    <style:style style:name="P48" style:family="paragraph" style:parent-style-name="Text_20_body">
      <style:paragraph-properties fo:margin-top="0in" fo:margin-bottom="0in" loext:contextual-spacing="false" fo:text-align="end" style:justify-single-word="false"/>
      <style:text-properties fo:color="#1f497d"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49" style:family="paragraph" style:parent-style-name="Text_20_body">
      <style:paragraph-properties fo:margin-top="0in" fo:margin-bottom="0in" loext:contextual-spacing="false"/>
      <style:text-properties fo:color="#1f497d"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P50" style:family="paragraph" style:parent-style-name="Text_20_body">
      <style:paragraph-properties fo:margin-top="0in" fo:margin-bottom="0in" loext:contextual-spacing="false"/>
      <style:text-properties fo:color="#000000" style:font-name="Arial" fo:font-size="10pt" fo:font-style="italic" fo:font-weight="bold" officeooo:paragraph-rsid="000a68f0" style:font-size-asian="10pt" style:font-style-asian="italic" style:font-size-complex="10pt" style:font-style-complex="italic"/>
    </style:style>
    <style:style style:name="P51" style:family="paragraph" style:parent-style-name="Text_20_body">
      <style:paragraph-properties fo:margin-top="0in" fo:margin-bottom="0in" loext:contextual-spacing="false" fo:text-align="end" style:justify-single-word="false"/>
      <style:text-properties fo:color="#000000" style:font-name="Arial" fo:font-size="10pt" fo:font-style="italic" fo:font-weight="bold" officeooo:paragraph-rsid="000a68f0" style:font-size-asian="10pt" style:font-style-asian="italic" style:font-size-complex="10pt" style:font-style-complex="italic"/>
    </style:style>
    <style:style style:name="P52" style:family="paragraph" style:parent-style-name="Text_20_body">
      <style:paragraph-properties fo:margin-top="0in" fo:margin-bottom="0in" loext:contextual-spacing="false" fo:text-align="end" style:justify-single-word="false"/>
      <style:text-properties officeooo:paragraph-rsid="000a68f0"/>
    </style:style>
    <style:style style:name="P53" style:family="paragraph" style:parent-style-name="Text_20_body">
      <style:paragraph-properties fo:margin-top="0in" fo:margin-bottom="0in" loext:contextual-spacing="false" fo:text-align="start" style:justify-single-word="false" style:border-line-width-bottom="0.0118in 0.0118in 0.0118in" fo:padding="0.0291in" fo:border-left="none" fo:border-right="none" fo:border-top="none" fo:border-bottom="2.49pt double #000000" style:writing-mode="lr-tb" style:join-border="false"/>
      <style:text-properties fo:color="#000000" style:font-name="Arial" fo:font-size="10pt" fo:language="de" fo:country="DE" fo:font-style="italic" fo:font-weight="bold" officeooo:rsid="000a68f0" officeooo:paragraph-rsid="000a68f0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Horizontal_20_Line">
      <style:paragraph-properties fo:margin-top="0in" fo:margin-bottom="0in" loext:contextual-spacing="false" fo:text-align="start" style:justify-single-word="false" style:writing-mode="lr-tb"/>
      <style:text-properties style:font-name="Arial" fo:font-size="10pt" fo:font-style="italic" officeooo:paragraph-rsid="000a68f0" style:font-size-asian="10pt" style:font-style-asian="italic" style:font-size-complex="10pt" style:font-style-complex="italic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ize="10pt" fo:font-style="italic" style:font-size-asian="10pt" style:font-style-asian="italic" style:font-size-complex="10pt" style:font-style-complex="italic"/>
    </style:style>
    <style:style style:name="T5" style:family="text">
      <style:text-properties fo:color="#0000ff"/>
    </style:style>
    <style:style style:name="T6" style:family="text">
      <style:text-properties fo:color="#0000ff" style:font-name="Arial" fo:font-size="10pt" fo:language="de" fo:country="DE" fo:font-style="italic" style:font-size-asian="10pt" style:font-style-asian="italic" style:font-size-complex="10pt" style:font-style-complex="italic"/>
    </style:style>
    <style:style style:name="T7" style:family="text">
      <style:text-properties fo:language="de" fo:country="DE"/>
    </style:style>
    <style:style style:name="T8" style:family="text">
      <style:text-properties fo:language="en" fo:country="US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32">######## ######### ########## ############# ############# ########### ############</text:p>
      <text:p text:style-name="P33"/>
      <text:p text:style-name="P12">Bitte an ihre Damovo-Mitarbeiter weiterleiten.</text:p>
      <text:p text:style-name="P17"> </text:p>
      <text:p text:style-name="P14">Danke</text:p>
      <text:p text:style-name="P23"> </text:p>
      <text:p text:style-name="P23"> </text:p>
      <text:p text:style-name="P23">.</text:p>
      <text:p text:style-name="P23"> </text:p>
      <text:p text:style-name="P18"><text:line-break/> </text:p>
      <text:p text:style-name="P14">Hallo zusammen, mt der Bitte um Beachtung. Siehe u.g. Mail von Damovo und Alarme im Anhang.</text:p>
      <text:p text:style-name="P23"> </text:p>
      <text:p text:style-name="P23"> </text:p>
      <text:p text:style-name="P26">Thomas Rossner<text:line-break/>Call Center Leiter</text:p>
      <text:p text:style-name="P23"> </text:p>
      <text:p text:style-name="P27"><text:span text:style-name="T4">CALLWAYS Call Center GmbH <text:line-break/>NL Düsseldorf <text:line-break/>Marbacherstr. 114, 40597 Düsseldorf <text:line-break/>Tel. (+49)211 87557-2135<text:line-break/>Fax (+49)211 87557-2091 <text:line-break/></text:span><text:a xlink:type="simple" xlink:href="http://www.callways.de/" text:style-name="Internet_20_link" text:visited-style-name="Visited_20_Internet_20_Link"><text:span text:style-name="T9">www.callways.de</text:span></text:a><text:span text:style-name="T10"><text:line-break/></text:span><text:span text:style-name="T4">------------------------------<text:line-break/>Callways Call Center GmbH <text:line-break/>Söringstraße 3 <text:line-break/>19230 Hagenow <text:line-break/>Registergericht: Amtsgericht Schwerin HRB 8021 <text:line-break/>Geschäftsführer: Gerhard Dobratz </text:span></text:p>
      <text:p text:style-name="P17"> </text:p>
      <text:p text:style-name="P17"> </text:p>
      <text:p text:style-name="P17"> <text:span text:style-name="T7">Hallo zusammen,</text:span></text:p>
      <text:p text:style-name="P44"> </text:p>
      <text:p text:style-name="P44">mit der bitte um Beachtung!!</text:p>
      <text:p text:style-name="P44"> </text:p>
      <text:p text:style-name="P44">zur Zeit laufen jede Nacht zwischen 03:00 Uhr und 05:00 Uhr, durch eine eingestellte Routine von Baur, diese Alarme im Callcenter auf.</text:p>
      <text:p text:style-name="P44">Diese können ignoriert werden. </text:p>
      <text:p text:style-name="P44"> <text:span text:style-name="T5">  </text:span></text:p>
      <text:p text:style-name="P44">Baur und Damovo arbeiten noch an einer Lösung, dass diese Mails nicht mehr versendet werden, was allerdings nicht so einfach geht. </text:p>
      <text:p text:style-name="P44"> </text:p>
      <text:p text:style-name="P44"> </text:p>
      <text:p text:style-name="P44"> </text:p>
      <text:p text:style-name="P52"><text:span text:style-name="T10"> </text:span><text:span text:style-name="Strong_20_Emphasis"><text:span text:style-name="T10">Mit freundlichen Grüßen / best regards </text:span></text:span></text:p>
      <text:p text:style-name="P51">Thomas Zazworka</text:p>
      <text:p text:style-name="P29"><text:span text:style-name="T11">From: OmniVista - Alarme[SMTP:OMNIVISTA@OMNIVISTA8770V.BBOFFICE.BAUR.NET]<text:line-break/>Sent: Friday, January 30, 2015 3:10:15 AM<text:line-break/>To: telefon@baur.de; ahd@baur.de; DE DL CallCenter Nat<text:line-break/>Subject: Alarme von Omnivista8770v : sip störung (2)<text:line-break/>Auto forwarded by a Rule<text:line-break/><text:line-break/><text:line-break/>Anzeige-Id : 3320894<text:line-break/>Ereignistyp : Fehleralarmverarbeitung<text:line-break/>Bewertungsstufe : unbestimmt<text:line-break/>Mögliche Ursache : Unbekannt<text:line-break/></text:span><text:soft-page-break/><text:span text:style-name="T11">Bearbeitetes Objekt : \Netzwerk::Telefonnetz\Teilnetz::Baur\Knoten::Baur<text:line-break/>Zusätzlicher Text : SIP external gateway 3 is out of service<text:line-break/>Information :<text:line-break/>        Fehlerdiagnose-Identifizierer: 5813<text:line-break/>Anzeigezeit : 30.01.2015 03:10:03<text:line-break/>Empfangszeit : 30.01.2015 03:10:04</text:span></text:p>
      <text:p text:style-name="P29"><text:span text:style-name="T11"/></text:p>
      <text:p text:style-name="P29">######## ######### ########## ############# ############# ########### ############</text:p>
      <text:p text:style-name="P29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######## ######### ########## ############# ############# ########### ############</text:p>
      <text:p text:style-name="P20">Hallo</text:p>
      <text:p text:style-name="P25">Nach telefonischer Rücksprache mit Herrn Läufer, als Auffrischung.</text:p>
      <text:p text:style-name="P25">Die automatischen Alarme für den Kunden Baur ( siehe Anhang), können igoniert werden. Es braucht kein Ticket eröffnet zu werden.</text:p>
      <text:p text:style-name="P25">Ich habe als Beispiel den Alarm angehangen, zur besseren Ansicht.</text:p>
      <text:p text:style-name="P25">Das wäre super. ;-)</text:p>
      <text:p text:style-name="P25"/>
      <text:p text:style-name="P24">Vielen Dank im Voraus.</text:p>
      <text:p text:style-name="P24">Viele Grüße.</text:p>
      <text:p text:style-name="P24">Stefan Küster</text:p>
      <text:p text:style-name="P35"/>
      <text:p text:style-name="P29">From: nagios@nagios1.baur.de[SMTP:NAGIOS@NAGIOS1.BAUR.DE]<text:line-break/>Sent: Wednesday, July 01, 2015 9:36:29 AM<text:line-break/>To: DE DL CallCenter Nat<text:line-break/>Subject: ** PROBLEM Service Alert: LYNC 2013 - Site-ID 612620/check_nrpe_winservices_win is CRITICAL **<text:line-break/>Auto forwarded by a Rule<text:line-break/><text:line-break/>++++++++++++++++++++++++++++++++++++++++++++++++++++++++++++++++++++++++++++<text:line-break/>Bitte legen Sie ein neues INCIDENT Ticket im Damovo Omnitracker System an und beachten<text:line-break/>Sie ggf. weitere Instruktionen in der CallCenter-Info<text:line-break/>nach dem Speichern des Tickets.<text:line-break/>*******************************************************************<text:line-break/>* Callcenter Info: Bitte als Emailadresse 'ahd@baur.de' eintragen *<text:line-break/>*******************************************************************<text:line-break/><text:line-break/>Ticket Type: INCIDENT<text:line-break/>SLA-Priority: Prio. 1  &lt; Nagios Alarmstatus: CRITICAL &gt;<text:line-break/><text:soft-page-break/><text:line-break/>Last Name: **** NAGIOS Serverueberwachung ****<text:line-break/><text:line-break/>Title: LYNC 2013 - Site-ID 612620 (lyncedgev01)<text:line-break/>CRITICAL: RtcSrv: stopped (critical)<text:line-break/><text:line-break/><text:line-break/>Auswahl des Config Items:<text:line-break/>Bitte entsprechend der "Alarm Notification Meldung" aus dem Titel die Angabe als CI uebernehmen.<text:line-break/><text:line-break/>Rufbereitschaft (On-Call Service Group):<text:line-break/>Bei der Angabe "Critical" im Subject ist ausserhalb der Damovo Geschaeftszeit der<text:line-break/>jeweilige Rufbereitschaftstechniker der eingetragenen "On-Call Service Group" zu kontaktieren.<text:line-break/><text:line-break/>================================================================<text:line-break/>Instruktion fuer die Damovo Technik<text:line-break/> ================================================================<text:line-break/><text:line-break/>Bei autom. Stoerungsmeldungen oder Technikereinsatz vor Ort,muss immer eine tel. Information<text:line-break/>an den Kunden erfolgen. Folgende Informationen sind zu geben:<text:line-break/><text:line-break/>-ueber die Stoerungsursache / -auswirkung<text:line-break/>-Beginn der Stoerungsbehebung / Supportarbeiten<text:line-break/>-Statusmeldungen<text:line-break/>-Ende und Ergebnis der Stoerungsbehebung / Supportarbeiten<text:line-break/><text:line-break/>Bitte Information an folgende Kontakte geben :<text:line-break/><text:line-break/>&lt; Anwenderhelpdesk Baur Versand, ahd@baur.de, Tel.: 09572 91 3550 &gt;</text:p>
      <text:p text:style-name="P53"/>
      <text:p text:style-name="P30"/>
      <text:p text:style-name="P1"><text:span text:style-name="T1">Von:</text:span> Thomas Rossner [mailto:Thomas.Rossner@cc-w.de] <text:line-break/><text:span text:style-name="T1">Gesendet:</text:span> Mittwoch, 27. Februar 2013 11:37<text:line-break/><text:span text:style-name="T1">An:</text:span> Christian Kaczorowski; Stefan Kuester; Sabine Seimann; Myriam Amenougna; Janine Hausmann<text:line-break/><text:span text:style-name="T1">Cc:</text:span> Heidenreich, Martina; Haustein, Steffi; Paetow, Janet<text:line-break/><text:span text:style-name="T1">Betreff:</text:span> Damovo 1226 - Neuer Kunde Baur - geänderte Abläufe</text:p>
      <text:p text:style-name="P5">Hallo,</text:p>
      <text:p text:style-name="P5"> </text:p>
      <text:p text:style-name="P5">bei dem Damovokunden Baur wurden die Abläufe angepasst (siehe rot)</text:p>
      <text:p text:style-name="P5"> </text:p>
      <text:p text:style-name="P5">Info´s an die Servicepartner per Telefon sind nur noch außerhalb der GZ notwendig.</text:p>
      <text:p text:style-name="P5"> </text:p>
      <text:p text:style-name="P5">Anweisung:</text:p>
      <text:p text:style-name="P5"> </text:p>
      <text:p text:style-name="P5">Bei diesem Kunden ist zu beachten, dass die Tickets durch das Callcenter (also durch uns eröffnet werden), jedoch durch einen Servicepartner abgearbeitet werden.</text:p>
      <text:p text:style-name="P5"> </text:p>
      <text:p text:style-name="P5">Wir eröffnen, bei allen Baur-Site´s Incident´s (Meldung via Telefon oder Mail) und Mac´s (Meldung nur via Mail) im Omnitracker.</text:p>
      <text:p text:style-name="P5"> </text:p>
      <text:p text:style-name="P7">Nach Aufnahme und Speichern des Tickets (egal ob Incident oder Mac) wird der entsprechende Servicepartner per Anruf verständigt.</text:p>
      <text:p text:style-name="P7">Dies ist nur ausserhalb der GZ von Damovo (Werktags Mo.-Fr. 08.00-16.45) und bei Prio 1 und 2 Tickets notwendig.</text:p>
      <text:p text:style-name="P5">Die Rufnummern, Regeln und Abläufe hierzu finden Sie bei jeder Baur-Site in der Callcenterinfo. <text:span text:style-name="T2">Unbedingt beachten.</text:span></text:p>
      <text:p text:style-name="P5"><text:soft-page-break/> </text:p>
      <text:p text:style-name="P5">Bitte nennen Sie dem Ansprechpartner des Servicepartners: Kundennamen, kurze Störungsbeschreibung und Ticketnummer, sowie Rrückrufnummer des Kunden.</text:p>
      <text:p text:style-name="P5">Die Nutzung eines Anrufbeantworters ist ausdrücklich erlaubt.</text:p>
      <text:p text:style-name="P5"> </text:p>
      <text:p text:style-name="P5">Bitte vermerken Sie die Weitergabe an den Servicepartner mit Namen des Ansprechpartners oder die Weitergabe an AB immer im Ticket unter Comments.</text:p>
      <text:p text:style-name="P5"> </text:p>
      <text:p text:style-name="P5">Sollten Sie weder den Servicepartner noch einen AB erreichen, ist eine Eskalation außerhalb der GZ an CSC-Dispatch der<text:span text:style-name="T3"> entsprechenden</text:span><text:span text:style-name="T5"> </text:span>On Call-Service-Group (siehe VDN 1226) oder innerhalb der GZ an die Dispo nat. (0211-8755-4444) erforderlich, bitte beachten Sie die Eskalationsregeln.</text:p>
      <text:p text:style-name="P5"> </text:p>
      <text:p text:style-name="P5">Netten Gruß</text:p>
      <text:p text:style-name="P5"> </text:p>
      <text:p text:style-name="P8">Thomas Rossner<text:line-break/>Call Center Leiter</text:p>
      <text:p text:style-name="P8"/>
      <text:p text:style-name="P9"><text:span text:style-name="T1">Von:</text:span> Thomas Rossner [mailto:Thomas.Rossner@cc-w.de] <text:line-break/><text:span text:style-name="T1">Gesendet:</text:span> Freitag, 22. Februar 2013 08:48<text:line-break/><text:span text:style-name="T1">An:</text:span> Myriam Amenougna; Stefan Kuester; Christian Kaczorowski; Janine Hausmann; Sabine Seimann<text:line-break/><text:span text:style-name="T1">Cc:</text:span> Paetow, Janet; Haustein, Steffi; Heidenreich, Martina<text:line-break/><text:span text:style-name="T1">Betreff:</text:span> Damovo 1226 Call Flow Baur</text:p>
      <text:p text:style-name="P3">######## ######### ########## ############# ############# ########### ############</text:p>
      <text:p text:style-name="P2"/>
      <text:p text:style-name="P2">Hallo,</text:p>
      <text:p text:style-name="P2"> </text:p>
      <text:p text:style-name="P2">nach Rüchsprache wird der Ablauf bei dem Damovo-Kunden Baur geändert.</text:p>
      <text:p text:style-name="P2"> </text:p>
      <text:p text:style-name="P2">Während der normalen Arbeitszeit 08:00-16:45 werden die Tickets an die Firmen Sikom bzw. TeleSys durch die Dispo Damovo weitergegeben.</text:p>
      <text:p text:style-name="P2"> </text:p>
      <text:p text:style-name="P2">Von unserer Seite ist, außer der Aufnahme eines Tickets (Meldung per Anruf oder Mail) keine Aktion notwendig.</text:p>
      <text:p text:style-name="P2"> </text:p>
      <text:p text:style-name="P2">Ausserhalb der Arbeitszeiten bleibt der Ablauf unverändert, bei Prio 1 und Prio 2 ist eine telefonische Weitergabe an die Firmen Sikom bzw. TeleSys notwendig, Prio 3 wird am nächsten Arbeitstag von </text:p>
      <text:p text:style-name="P2"> </text:p>
      <text:p text:style-name="P2">der Dispo Damovo weitergegeben.</text:p>
      <text:p text:style-name="P2"> </text:p>
      <text:p text:style-name="P2">Geänderte Abläufe können leider erst nächsten Mittwoch in der CallCenterInfo hinterlegt werden.</text:p>
      <text:p text:style-name="P2"> </text:p>
      <text:p text:style-name="P2">Netten Gruß</text:p>
      <text:p text:style-name="P2"> </text:p>
      <text:p text:style-name="P6"> </text:p>
      <text:p text:style-name="P10">Thomas Rossner<text:line-break/>Call Center Leiter</text:p>
      <text:p text:style-name="P8"/>
      <text:p text:style-name="P4">PDF Flow etc.</text:p>
      <text:p text:style-name="P3">######## ######### ########## ############# ############# ########### ############</text:p>
      <text:p text:style-name="P3"/>
      <text:p text:style-name="P32">######## ######### ########## ############# ############# ########### ############</text:p>
      <text:p text:style-name="P36">Hallo zusammen, mit der Bitte um Beachtung bzw. Weiterleitung.</text:p>
      <text:p text:style-name="P40">Thema Damovo. Automatische Alarmeldung Kunde Baur.</text:p>
      <text:p text:style-name="P40">Wenn eine automatische Alarmeldung eingeht die u.g. Thema enthält, dann bitte ein Ticket eröffnen.</text:p>
      <text:p text:style-name="P40">Innerhalb der Geschäftszeit öffnen wir das Ticket wie gehabt. Keine weitere Aktion nötig.</text:p>
      <text:p text:style-name="P40">Ausserhalb der Geschäftszeit öffnen wir das Ticket, schließen das Ticket ab und halten uns an die Callcenterinfo.</text:p>
      <text:p text:style-name="P40">____________________________________________________________</text:p>
      <text:p text:style-name="P44"> </text:p>
      <text:p text:style-name="P42">Betreff/Subject:              Site-ID: 612620, CI: Sikom Gateway 1, Caller: WatchMan-Dienst, <text:span text:style-name="T2">Prio 1</text:span></text:p>
      <text:p text:style-name="P46"><text:soft-page-break/>Text:                                     Der WatchMan-Dienst auf TGW1AKU1 ist ausgefallen!</text:p>
      <text:p text:style-name="P44">____________________________________________________________</text:p>
      <text:p text:style-name="P48"> </text:p>
      <text:p text:style-name="P44">Vielen Dank im Voraus.</text:p>
      <text:p text:style-name="P44"> </text:p>
      <text:p text:style-name="P44">Viele Grüße.</text:p>
      <text:p text:style-name="P44"> </text:p>
      <text:p text:style-name="P44">Stefan Küster</text:p>
      <text:p text:style-name="P33"/>
      <text:p text:style-name="P32">######## ######### ########## ############# ############# ########### ############</text:p>
      <text:p text:style-name="P32"/>
      <text:p text:style-name="P11">Hallo,</text:p>
      <text:p text:style-name="P16"> </text:p>
      <text:p text:style-name="P13">sofern u.g. Mail eintrifft bitte ein Ticket auf genannter Site-ID erfassen.</text:p>
      <text:p text:style-name="P16"> </text:p>
      <text:p text:style-name="P13">Der Anrufer ist "Watchman-Dienst".</text:p>
      <text:p text:style-name="P13">Telefonnummer ist nicht erforderlich </text:p>
      <text:p text:style-name="P13">Betreff ist = Text</text:p>
      <text:p text:style-name="P16"> </text:p>
      <text:p text:style-name="P13">Bis auf Weiteres Prio 2</text:p>
      <text:p text:style-name="P16"> </text:p>
      <text:p text:style-name="P13">@ Herr Küster würden Sie bitte auch noch mal prüfen, ob wir das so aufnehmen können.</text:p>
      <text:p text:style-name="P16"> </text:p>
      <text:p text:style-name="P16"/>
      <text:p text:style-name="P37"><text:span text:style-name="T7">Viele Grüße</text:span> </text:p>
      <text:p text:style-name="P37"><text:span text:style-name="T7">Martina Heidenreich</text:span> </text:p>
      <text:p text:style-name="P37"/>
      <text:p text:style-name="P38"> </text:p>
      <text:p text:style-name="P38"> </text:p>
      <text:p text:style-name="P45"/>
      <text:p text:style-name="P54"/>
      <text:p text:style-name="P39"><text:span text:style-name="T1">Von:</text:span> Ralf Wiesemann [mailto:Ralf.Wiesemann@damovo.com] <text:line-break/><text:span text:style-name="T1">Gesendet:</text:span> Mittwoch, 10. Juli 2013 14:43<text:line-break/><text:span text:style-name="T1">An:</text:span> Heidenreich, Martina<text:line-break/><text:span text:style-name="T1">Cc:</text:span> Thomas Rossner; DE MB Dispatch Nat; Helmut Strobel<text:line-break/><text:span text:style-name="T1">Betreff:</text:span> RE: Anfrage</text:p>
      <text:p text:style-name="P49">Hallo Frau Heidenreich,</text:p>
      <text:p text:style-name="P49"> </text:p>
      <text:p text:style-name="P49">wie soeben besprochen werden vom Kunden-System des Baur Versandes demnächst automatisierte Mail an sie versendet.</text:p>
      <text:p text:style-name="P49">Die Mails werden folgendes Format haben:</text:p>
      <text:p text:style-name="P49"> </text:p>
      <text:p text:style-name="P41">____________________________________________________________</text:p>
      <text:p text:style-name="P45"> </text:p>
      <text:p text:style-name="P43">Betreff/Subject:              Site-ID: 612620, CI: Sikom Gateway 1, Caller: WatchMan-Dienst</text:p>
      <text:p text:style-name="P47"><text:span text:style-name="T8">Text:                                     Der WatchMan-Dienst auf TGW1AKU1</text:span> ist ausgefallen!</text:p>
      <text:p text:style-name="P45">____________________________________________________________</text:p>
      <text:p text:style-name="P49"> </text:p>
      <text:p text:style-name="P49">Das Thema mit der Priorisierung ist noch in Klärung.</text:p>
      <text:p text:style-name="P49">Bis eine abschließende Klärung stattgefunden hat, eröffnen Sie bitte alle „WatchMan“ Tickets mit Prio 2.</text:p>
      <text:p text:style-name="P49"> </text:p>
      <text:p text:style-name="P49">Vielen Dank und für Rückfragen stehe ich gerne zur Verfügung.</text:p>
      <text:p text:style-name="P50">Mit freundlichen Grüßen /Best Regards</text:p>
      <text:p text:style-name="P34">Ralf Wiesemann</text:p>
      <text:p text:style-name="P34"/>
      <text:p text:style-name="P32"><text:soft-page-break/>######## ######### ########## ############# ############# ########### ############</text:p>
      <text:p text:style-name="P21"><text:span text:style-name="T1">Gesendet:</text:span> Dienstag, 25. Juni 2013 12:16<text:line-break/><text:span text:style-name="T1">An:</text:span> Haustein, Steffi; Heidenreich, Martina; paetow@callways.de; Janine Hausmann; Myriam Amenougna; Sabine Seimann; Senan Rukaj; Stefan Kuester<text:line-break/><text:span text:style-name="T1">Cc:</text:span> Thomas Rossner<text:line-break/><text:span text:style-name="T1">Betreff:</text:span> Damovo-Bitte beachten-automatische Alarme des Kunden Bauer</text:p>
      <text:p text:style-name="P15">Hallo zusammen. Bitte beachten. </text:p>
      <text:p text:style-name="P17"> </text:p>
      <text:p text:style-name="P22"><text:span text:style-name="T6">Die automatischen Alarme (siehe Anhänge) mit Absender </text:span><text:a xlink:type="simple" xlink:href="mailto:nagios@nagios1.baur.de" text:style-name="Internet_20_link" text:visited-style-name="Visited_20_Internet_20_Link"><text:span text:style-name="T9">nagios@nagios1.baur.de</text:span></text:a><text:span text:style-name="T6"> des Kunden Bauer bitte bis auf weiteres an die Dispatch.nat@damovo.com weiterleiten .</text:span></text:p>
      <text:p text:style-name="P17"> </text:p>
      <text:p text:style-name="P15">Es sind keine weiteren Aktion danach notwendig . </text:p>
      <text:p text:style-name="P23"> </text:p>
      <text:p text:style-name="P23">Vielen Dank im Voraus.</text:p>
      <text:p text:style-name="P23"> </text:p>
      <text:p text:style-name="P23">Viele Grüße.</text:p>
      <text:p text:style-name="P23"> </text:p>
      <text:p text:style-name="P19">Stefan Kü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21:12:16.654964570</meta:creation-date>
    <dc:date>2015-08-23T00:34:53.113432647</dc:date>
    <meta:editing-duration>PT3M19S</meta:editing-duration>
    <meta:editing-cycles>2</meta:editing-cycles>
    <meta:generator>LibreOffice/4.4.4.3$Linux_x86 LibreOffice_project/40m0$Build-3</meta:generator>
    <meta:document-statistic meta:table-count="0" meta:image-count="0" meta:object-count="0" meta:page-count="6" meta:paragraph-count="156" meta:word-count="1208" meta:character-count="9788" meta:non-whitespace-character-count="8474"/>
  </office:meta>
</office:document-meta>
</file>